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8.00pt" fo:font-weight="bold" fo:font-family="'Century Schoolbook L'" style:font-family-asian="'Century Schoolbook L'" style:font-family-complex="'Century Schoolbook L'" fo:background-color="transparent" style:use-window-font-color="true"/>
    </style:style>
    <style:style style:name="T4" style:family="text">
      <style:text-properties fo:font-size="28.00pt" fo:font-weight="bold" fo:font-family="'Century Schoolbook L'" style:font-family-asian="'Century Schoolbook L'" style:font-family-complex="'Century Schoolbook L'" fo:background-color="transparent" style:use-window-font-color="true"/>
    </style:style>
    <style:style style:name="T5" style:family="text">
      <style:text-properties fo:font-size="36.00pt" fo:font-weight="normal" style:text-underline-mode="continuous" style:text-underline-type="single" style:text-underline-style="solid" style:text-underline-width="normal" fo:font-family="'Century Schoolbook L'" style:font-family-asian="'Century Schoolbook L'" style:font-family-complex="'Century Schoolbook 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8.00pt" fo:font-weight="normal" fo:font-family="'Century Schoolbook L'" style:font-family-asian="'Century Schoolbook L'" style:font-family-complex="'Century Schoolbook L'" fo:background-color="transparent" style:use-window-font-color="true"/>
    </style:style>
    <style:style style:name="T8" style:family="text">
      <style:text-properties fo:font-size="18.00pt" fo:font-weight="bold" fo:font-family="'Century Schoolbook L'" style:font-family-asian="'Century Schoolbook L'" style:font-family-complex="'Century Schoolbook L'" fo:background-color="transparent" style:use-window-font-color="true"/>
    </style:style>
    <style:style style:name="T9" style:family="text">
      <style:text-properties fo:font-size="18.00pt" fo:font-weight="normal" fo:font-family="'Century Schoolbook L'" style:font-family-asian="'Century Schoolbook L'" style:font-family-complex="'Century Schoolbook L'" fo:background-color="transparent" style:use-window-font-color="true"/>
    </style:style>
    <style:style style:name="T10" style:family="text">
      <style:text-properties fo:font-size="18.00pt" fo:font-weight="bold" fo:font-family="'Century Schoolbook L'" style:font-family-asian="'Century Schoolbook L'" style:font-family-complex="'Century Schoolbook L'" fo:background-color="transparent" style:use-window-font-color="true"/>
    </style:style>
    <style:style style:name="T11" style:family="text">
      <style:text-properties fo:font-size="18.00pt" fo:font-weight="normal" fo:font-family="'Century Schoolbook L'" style:font-family-asian="'Century Schoolbook L'" style:font-family-complex="'Century Schoolbook 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26.00pt" fo:font-weight="bold" fo:font-family="'Century Schoolbook L'" style:font-family-asian="'Century Schoolbook L'" style:font-family-complex="'Century Schoolbook L'" fo:background-color="transparent" style:use-window-font-color="true"/>
    </style:style>
    <style:style style:name="T14" style:family="text">
      <style:text-properties fo:font-size="16.00pt" fo:font-weight="normal" fo:font-family="'Century Schoolbook L'" style:font-family-asian="'Century Schoolbook L'" style:font-family-complex="'Century Schoolbook 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26.00pt" fo:font-weight="bold" fo:font-family="'Century Schoolbook L'" style:font-family-asian="'Century Schoolbook L'" style:font-family-complex="'Century Schoolbook 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6.00pt" fo:font-weight="normal" fo:font-family="'Century Schoolbook L'" style:font-family-asian="'Century Schoolbook L'" style:font-family-complex="'Century Schoolbook 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24.00pt" fo:font-weight="bold" fo:font-family="'Century Schoolbook L'" style:font-family-asian="'Century Schoolbook L'" style:font-family-complex="'Century Schoolbook L'" fo:background-color="transparent" style:use-window-font-color="true"/>
    </style:style>
    <style:style style:name="T21" style:family="text">
      <style:text-properties fo:font-size="15.00pt" fo:font-weight="normal" fo:font-family="'Century Schoolbook L'" style:font-family-asian="'Century Schoolbook L'" style:font-family-complex="'Century Schoolbook L'" fo:background-color="transparent" style:use-window-font-color="true"/>
    </style:style>
    <style:style style:name="T22" style:family="text">
      <style:text-properties fo:font-size="12.00pt" fo:font-weight="normal" fo:font-family="'Century Schoolbook L'" style:font-family-asian="'Century Schoolbook L'" style:font-family-complex="'Century Schoolbook 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26.00pt" fo:font-weight="bold" fo:font-family="'Century Schoolbook L'" style:font-family-asian="'Century Schoolbook L'" style:font-family-complex="'Century Schoolbook 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6.00pt" fo:font-weight="bold" fo:font-family="'Century Schoolbook L'" style:font-family-asian="'Century Schoolbook L'" style:font-family-complex="'Century Schoolbook L'" fo:background-color="transparent" style:use-window-font-color="true"/>
    </style:style>
    <style:style style:name="T27" style:family="text">
      <style:text-properties fo:font-size="16.00pt" fo:font-weight="normal" fo:font-family="'Century Schoolbook L'" style:font-family-asian="'Century Schoolbook L'" style:font-family-complex="'Century Schoolbook L'" fo:background-color="transparent" style:use-window-font-color="true"/>
    </style:style>
    <style:style style:name="T28" style:family="text">
      <style:text-properties fo:font-size="16.00pt" fo:font-weight="bold" fo:font-family="'Century Schoolbook L'" style:font-family-asian="'Century Schoolbook L'" style:font-family-complex="'Century Schoolbook L'" fo:background-color="transparent" style:use-window-font-color="true"/>
    </style:style>
    <style:style style:name="T29" style:family="text">
      <style:text-properties fo:font-size="16.00pt" fo:font-weight="normal" fo:font-family="'Century Schoolbook L'" style:font-family-asian="'Century Schoolbook L'" style:font-family-complex="'Century Schoolbook L'" fo:background-color="transparent" style:use-window-font-color="true"/>
    </style:style>
    <style:style style:name="T30" style:family="text">
      <style:text-properties fo:font-size="16.00pt" fo:font-weight="bold" fo:font-family="'Century Schoolbook L'" style:font-family-asian="'Century Schoolbook L'" style:font-family-complex="'Century Schoolbook L'" fo:background-color="transparent" style:use-window-font-color="true"/>
    </style:style>
    <style:style style:name="T31" style:family="text">
      <style:text-properties fo:font-size="16.00pt" fo:font-weight="normal" fo:font-family="'Century Schoolbook L'" style:font-family-asian="'Century Schoolbook L'" style:font-family-complex="'Century Schoolbook L'" fo:background-color="transparent" style:use-window-font-color="true"/>
    </style:style>
    <style:style style:name="T32" style:family="text">
      <style:text-properties fo:font-size="16.00pt" fo:font-weight="bold" fo:font-family="'Century Schoolbook L'" style:font-family-asian="'Century Schoolbook L'" style:font-family-complex="'Century Schoolbook L'" fo:background-color="transparent" style:use-window-font-color="true"/>
    </style:style>
    <style:style style:name="T33" style:family="text">
      <style:text-properties fo:font-size="16.00pt" fo:font-weight="normal" fo:font-family="'Century Schoolbook L'" style:font-family-asian="'Century Schoolbook L'" style:font-family-complex="'Century Schoolbook L'" fo:background-color="transparent" style:use-window-font-color="true"/>
    </style:style>
    <style:style style:name="T34" style:family="text">
      <style:text-properties fo:font-size="16.00pt" fo:font-weight="bold" fo:font-family="'Century Schoolbook L'" style:font-family-asian="'Century Schoolbook L'" style:font-family-complex="'Century Schoolbook L'" fo:background-color="transparent" style:use-window-font-color="true"/>
    </style:style>
    <style:style style:name="T35" style:family="text">
      <style:text-properties fo:font-size="16.00pt" fo:font-weight="normal" fo:font-family="'Century Schoolbook L'" style:font-family-asian="'Century Schoolbook L'" style:font-family-complex="'Century Schoolbook L'" fo:background-color="transparent" style:use-window-font-color="true"/>
    </style:style>
    <style:style style:name="T36" style:family="text">
      <style:text-properties fo:font-size="16.00pt" fo:font-weight="bold" fo:font-family="'Century Schoolbook L'" style:font-family-asian="'Century Schoolbook L'" style:font-family-complex="'Century Schoolbook L'" fo:background-color="transparent" style:use-window-font-color="true"/>
    </style:style>
    <style:style style:name="T37" style:family="text">
      <style:text-properties fo:font-size="16.00pt" fo:font-weight="normal" fo:font-family="'Century Schoolbook L'" style:font-family-asian="'Century Schoolbook L'" style:font-family-complex="'Century Schoolbook L'" fo:background-color="transparent" style:use-window-font-color="true"/>
    </style:style>
    <style:style style:name="T38" style:family="text">
      <style:text-properties fo:font-size="16.00pt" fo:font-weight="bold" fo:font-family="'Century Schoolbook L'" style:font-family-asian="'Century Schoolbook L'" style:font-family-complex="'Century Schoolbook L'" fo:background-color="transparent" style:use-window-font-color="true"/>
    </style:style>
    <style:style style:name="T39" style:family="text">
      <style:text-properties fo:font-size="16.00pt" fo:font-weight="normal" fo:font-family="'Century Schoolbook L'" style:font-family-asian="'Century Schoolbook L'" style:font-family-complex="'Century Schoolbook L'" fo:background-color="transparent" style:use-window-font-color="true"/>
    </style:style>
    <style:style style:name="T40" style:family="text">
      <style:text-properties fo:font-size="16.00pt" fo:font-weight="bold" fo:font-family="'Century Schoolbook L'" style:font-family-asian="'Century Schoolbook L'" style:font-family-complex="'Century Schoolbook L'" fo:background-color="transparent" style:use-window-font-color="true"/>
    </style:style>
    <style:style style:name="T41" style:family="text">
      <style:text-properties fo:font-size="16.00pt" fo:font-weight="normal" fo:font-family="'Century Schoolbook L'" style:font-family-asian="'Century Schoolbook L'" style:font-family-complex="'Century Schoolbook L'"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left" fo:margin-top="10.00pt" fo:margin-bottom="6.00pt"/>
    </style:style>
    <style:style style:name="P6" style:family="paragraph">
      <style:paragraph-properties fo:line-height="120.00%" fo:text-align="left" fo:margin-bottom="7.00pt"/>
    </style:style>
    <style:style style:name="P7" style:family="paragraph">
      <style:paragraph-properties fo:line-height="100.00%" fo:text-align="left"/>
    </style:style>
    <style:style style:name="P8" style:family="paragraph">
      <style:paragraph-properties fo:line-height="100.00%" fo:text-align="left" fo:margin-top="10.00pt" fo:margin-bottom="6.00pt"/>
    </style:style>
    <style:style style:name="P9" style:family="paragraph">
      <style:paragraph-properties fo:line-height="100.00%" fo:text-align="left"/>
    </style:style>
    <style:style style:name="P10" style:family="paragraph">
      <style:paragraph-properties fo:line-height="120.00%" fo:text-align="left" fo:margin-bottom="7.00pt"/>
    </style:style>
    <style:style style:name="P11" style:family="paragraph">
      <style:paragraph-properties fo:line-height="100.00%" fo:text-align="left"/>
    </style:style>
    <style:style style:name="P12" style:family="paragraph">
      <style:paragraph-properties fo:line-height="100.00%" fo:text-align="left" fo:margin-top="10.00pt" fo:margin-bottom="6.00pt"/>
    </style:style>
    <style:style style:name="P13" style:family="paragraph">
      <style:paragraph-properties fo:line-height="120.00%" fo:text-align="left" fo:margin-bottom="7.00pt"/>
    </style:style>
    <style:style style:name="P14" style:family="paragraph">
      <style:paragraph-properties fo:line-height="100.00%" fo:text-align="left" fo:margin-top="10.00pt" fo:margin-bottom="6.00pt"/>
    </style:style>
    <style:style style:name="P15" style:family="paragraph">
      <style:paragraph-properties fo:line-height="120.00%" fo:text-align="left" fo:margin-bottom="7.00pt"/>
    </style:style>
    <text:list-style style:name="L16">
      <text:list-level-style-bullet text:level="1" text:bullet-char="•">
        <style:list-level-properties text:space-before="0.00pt" text:min-label-width="18.00pt"/>
        <style:text-properties fo:font-family="Symbol"/>
      </text:list-level-style-bullet>
    </text:list-style>
    <style:style style:name="P16" style:family="paragraph">
      <style:paragraph-properties fo:line-height="120.00%" fo:text-align="left" fo:margin-left="-18.00pt" fo:text-indent="18.00pt" fo:margin-bottom="7.00pt"/>
    </style:style>
  </office:automatic-styles>
  <office:body>
    <office:text>
      <text:p text:style-name="P1"><draw:frame text:anchor-type="as-char" svg:width="99.75mm" svg:height="99.48mm" style:rel-width="scale" style:rel-height="scale"><draw:object-ole xlink:href="OleObj1"/><draw:image xlink:href="ObjectReplacements/OleObj1"/></draw:frame><text:span text:style-name="T1"/></text:p>
      <text:p text:style-name="P1"><text:span text:style-name="T2"/></text:p>
      <text:p text:style-name="P1"><text:span text:style-name="T3">ALGORITHM &amp; PROBLEM SOLVING PROJECT</text:span><text:span text:style-name="T4"/></text:p>
      <text:p text:style-name="P1"><text:span text:style-name="T5">DICTIONARY</text:span></text:p>
      <text:p text:style-name="P2"><text:span text:style-name="T6"/></text:p>
      <text:p text:style-name="P2"><text:span text:style-name="T7"><text:tab/><text:tab/><text:tab/><text:tab/><text:tab/><text:tab/><text:tab/><text:tab/><text:s text:c="42"/></text:span></text:p>
      <text:p text:style-name="P2"><text:span text:style-name="T8">Teacher Incharge:</text:span><text:span text:style-name="T9"><text:s text:c="11"/></text:span><text:span text:style-name="T10"><text:s text:c="2"/>Submitted By:</text:span></text:p>
      <text:p text:style-name="P2"><text:span text:style-name="T11">Mr. __________<text:tab/><text:tab/><text:tab/>Rachit Gupta(16103215)</text:span></text:p>
      <text:p text:style-name="P2"><text:span text:style-name="T11"><text:tab/><text:tab/><text:tab/><text:tab/><text:tab/><text:tab/>Shrey Joshi (16103142)<text:tab/><text:s text:c="6"/></text:span></text:p>
      <text:p text:style-name="P2"><text:span text:style-name="T11"><text:s text:c="43"/>Naman Bansal(16103103)</text:span></text:p>
      <text:p text:style-name="P3"><text:span text:style-name="T12"/></text:p>
      <text:p text:style-name="P4"><text:span text:style-name="T12"/></text:p>
      <text:p text:style-name="P5"><text:span text:style-name="T13">Purpose</text:span></text:p>
      <text:p text:style-name="P6"><text:span text:style-name="T14">To provide an implementation of a dictionary, that contains words with their relevant descriptions, and allow the user to populate it with large amounts of information and still remain searchable in an acceptable and efficient timeframe.</text:span></text:p>
      <text:p text:style-name="P7"><text:span text:style-name="T15"/></text:p>
      <text:p text:style-name="P7"><text:span text:style-name="T15"/></text:p>
      <text:p text:style-name="P8"><text:span text:style-name="T16">Implementation Notes</text:span></text:p>
      <text:p text:style-name="P9"><text:span text:style-name="T17"/></text:p>
      <text:p text:style-name="P10"><text:span text:style-name="T18">The implementation is backed by a 'trie', commonly referred to as a 'digital tree' or a 'prefix tree'.</text:span></text:p>
      <text:p text:style-name="P10"><text:span text:style-name="T18">Unlike a binary tree which simply has two child nodes, each node has a maximum of 26 child nodes which account for each letter in the alphabet.</text:span></text:p>
      <text:p text:style-name="P10"><text:span text:style-name="T18">Each child node then has a string value assigned to it, which would be the description of the word if it has been added, and its own set of child nodes.</text:span></text:p>
      <text:p text:style-name="P10"><text:span text:style-name="T18">This approach applies itself well to a dictionary case scenario as traversing through the trie results in descending through the tree with each letter of the word.</text:span></text:p>
      <text:p text:style-name="P10"><text:span text:style-name="T18">Using this method for traversal allows us to operate in an O(m) timeframe where m is the length of the word. This leads to linear performance given the length of the word to search for. This performance will be incredibly valuable for largely populated dictionaries as the amount of words within the dictionary will have no effect on the timeframe that it can be traversed in.</text:span></text:p>
      <text:p text:style-name="P10"><text:span text:style-name="T18">An example of the tries hierarchy is shown below:</text:span></text:p>
      <text:p text:style-name="P11"><draw:frame text:anchor-type="as-char" svg:width="55.56mm" svg:height="67.73mm" style:rel-width="scale" style:rel-height="scale"><draw:object-ole xlink:href="OleObj2"/><draw:image xlink:href="ObjectReplacements/OleObj2"/></draw:frame><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2"><text:span text:style-name="T20">How to Implement?</text:span></text:p>
      <text:p text:style-name="P13"><text:span text:style-name="T21">Hashing is one simple option for this. We can put all words in a hash table. But hashing doesn’t support operations like prefix search. Prefix search is something where a user types a prefix and your dictionary shows all words starting with that prefix. Hashing also doesn’t support efficient printing of all words in dictionary in alphabetical order and nearest neighbor search.</text:span></text:p>
      <text:p text:style-name="P13"><text:span text:style-name="T21">If we want both operations, look up and prefix search, Trie is suited. With Trie, we can support all operations like insert, search, delete in O(n) time where n is length of the word to be processed. Another advantage of Trie is, we can print all words in alphabetical order which is not possible with hashing.</text:span><text:span text:style-name="T22"><text:s/></text:span></text:p>
      <text:p text:style-name="P13"><text:span text:style-name="T23"/></text:p>
      <text:p text:style-name="P13"><text:span text:style-name="T23"/></text:p>
      <text:p text:style-name="P13"><text:span text:style-name="T23"/></text:p>
      <text:p text:style-name="P13"><text:span text:style-name="T23"/></text:p>
      <text:p text:style-name="P13"><text:span text:style-name="T23"/></text:p>
      <text:p text:style-name="P13"><text:span text:style-name="T23"/></text:p>
      <text:p text:style-name="P14"><text:span text:style-name="T24">Key features</text:span></text:p>
      <text:p text:style-name="P15"><text:span text:style-name="T25"/></text:p>
      <text:list text:style-name="L16">
        <text:list-item>
          <text:p text:style-name="P16"><text:span text:style-name="T26">Trie</text:span><text:span text:style-name="T27"><text:s/>is the key data structure used to create the dictionary.</text:span></text:p>
        </text:list-item>
        <text:list-item>
          <text:p text:style-name="P16"><text:span text:style-name="T27">Use of<text:s/></text:span><text:span text:style-name="T28">file handling</text:span><text:span text:style-name="T29"><text:s/>to store<text:s text:c="2"/>the words with their meaning.</text:span></text:p>
        </text:list-item>
        <text:list-item>
          <text:p text:style-name="P16"><text:span text:style-name="T30">Inserting</text:span><text:span text:style-name="T31"><text:s/>a new word in the dictionary.</text:span></text:p>
        </text:list-item>
        <text:list-item>
          <text:p text:style-name="P16"><text:span text:style-name="T32">Searching</text:span><text:span text:style-name="T33"><text:s/>the world already present in it.</text:span></text:p>
        </text:list-item>
        <text:list-item>
          <text:p text:style-name="P16"><text:span text:style-name="T34">Deletion</text:span><text:span text:style-name="T35"><text:s/>of a word stored in the dictionary.</text:span></text:p>
        </text:list-item>
        <text:list-item>
          <text:p text:style-name="P16"><text:span text:style-name="T35">Printing the words in an<text:s/></text:span><text:span text:style-name="T36">alphabetical order</text:span><text:span text:style-name="T37">.</text:span></text:p>
        </text:list-item>
        <text:list-item>
          <text:p text:style-name="P16"><text:span text:style-name="T38">Prefix searching</text:span><text:span text:style-name="T39"><text:s/>i.e all words with the entered prefix will be displayed.</text:span></text:p>
        </text:list-item>
        <text:list-item>
          <text:p text:style-name="P16"><text:span text:style-name="T40">Nearest neighbour search<text:s/></text:span><text:span text:style-name="T41">ie. Shows suggested words if the word you are looking for doesn’t exist.</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